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9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10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1e302" officeooo:paragraph-rsid="0011e302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3ade6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556d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1556d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203a2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16cd2e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77b29" officeooo:paragraph-rsid="00177b29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6a2a" officeooo:paragraph-rsid="00196a2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f11f" officeooo:paragraph-rsid="0019f11f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b74d" officeooo:paragraph-rsid="001ab74d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5e53" officeooo:paragraph-rsid="001b5e53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f066" officeooo:paragraph-rsid="001d1333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03a2e" officeooo:paragraph-rsid="00203a2e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246e1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text-properties style:font-name="Liberation Sans" fo:font-size="12pt" officeooo:rsid="00177b29" officeooo:paragraph-rsid="00177b2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 officeooo:rsid="00088778"/>
    </style:style>
    <style:style style:name="T8" style:family="text">
      <style:text-properties officeooo:rsid="000a0787"/>
    </style:style>
    <style:style style:name="T9" style:family="text">
      <style:text-properties officeooo:rsid="000d1c5c"/>
    </style:style>
    <style:style style:name="T10" style:family="text">
      <style:text-properties officeooo:rsid="001003c0"/>
    </style:style>
    <style:style style:name="T11" style:family="text">
      <style:text-properties officeooo:rsid="001556de"/>
    </style:style>
    <style:style style:name="T12" style:family="text">
      <style:text-properties officeooo:rsid="0016cd2e"/>
    </style:style>
    <style:style style:name="T13" style:family="text">
      <style:text-properties officeooo:rsid="001868c6"/>
    </style:style>
    <style:style style:name="T14" style:family="text">
      <style:text-properties officeooo:rsid="0019f11f"/>
    </style:style>
    <style:style style:name="T15" style:family="text">
      <style:text-properties officeooo:rsid="001ade05"/>
    </style:style>
    <style:style style:name="T16" style:family="text">
      <style:text-properties officeooo:rsid="001bf066"/>
    </style:style>
    <style:style style:name="T17" style:family="text">
      <style:text-properties officeooo:rsid="001d1333"/>
    </style:style>
    <style:style style:name="T18" style:family="text">
      <style:text-properties officeooo:rsid="00203a2e"/>
    </style:style>
    <style:style style:name="T19" style:family="text">
      <style:text-properties officeooo:rsid="002210a6"/>
    </style:style>
    <style:style style:name="T20" style:family="text">
      <style:text-properties officeooo:rsid="002286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Ryan Sherman </text:span>Entry notes:</text:p>
      <text:p text:style-name="P1"/>
      <text:p text:style-name="P28">Week of 6/26/17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gram</text:p>
          </table:table-cell>
          <table:table-cell table:style-name="Table1.B1" office:value-type="string">
            <text:p text:style-name="P9">gm</text:p>
          </table:table-cell>
        </table:table-row>
        <table:table-row>
          <table:table-cell table:style-name="Table1.A2" office:value-type="string">
            <text:p text:style-name="P9">microgram</text:p>
          </table:table-cell>
          <table:table-cell table:style-name="Table1.B2" office:value-type="string">
            <text:p text:style-name="P9">mcg</text:p>
          </table:table-cell>
        </table:table-row>
        <table:table-row>
          <table:table-cell table:style-name="Table1.A2" office:value-type="string">
            <text:p text:style-name="P10">Kilocalorie/Calorie</text:p>
          </table:table-cell>
          <table:table-cell table:style-name="Table1.B2" office:value-type="string">
            <text:p text:style-name="P10">kcal, Cal</text:p>
          </table:table-cell>
        </table:table-row>
        <table:table-row>
          <table:table-cell table:style-name="Table1.A2" office:value-type="string">
            <text:p text:style-name="P11">centimeter</text:p>
          </table:table-cell>
          <table:table-cell table:style-name="Table1.B2" office:value-type="string">
            <text:p text:style-name="P11">cm</text:p>
          </table:table-cell>
        </table:table-row>
      </table:table>
      <text:p text:style-name="P3"/>
      <text:p text:style-name="P4">The Calorie/kilocalorie appears to be <text:span text:style-name="T4">in</text:span> NCIT, <text:span text:style-name="T4">oddly not in UO</text:span></text:p>
      <text:p text:style-name="P4"/>
      <text:p text:style-name="P4">“<text:span text:style-name="T5">cm” matches to “cM” the latter of which is a centiMorgan, a unit of distance between genetic maps.</text:span></text:p>
      <text:p text:style-name="P4"/>
      <text:p text:style-name="P5">I believe a prolog subroutine would be of some utility in the autoextraction – I'll be sure to bring this up with Sabbir</text:p>
      <text:p text:style-name="P5"/>
      <text:p text:style-name="P6">“Diameter” can match “meter”</text:p>
      <text:p text:style-name="P6"/>
      <text:p text:style-name="P6">“Average” can match “age” <text:s/>I'm beginning to suspect the extractor is too tolerant of partial matches</text:p>
      <text:p text:style-name="P6"/>
      <text:p text:style-name="P7">detecting “comment” for attribute rdfs:comment seems useful</text:p>
      <text:p text:style-name="P7"/>
      <text:p text:style-name="P7">“<text:span text:style-name="T6">second” as in 2</text:span><text:span text:style-name="T7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5"/>
      <text:p text:style-name="P8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0">e-</text:span>able.</text:p>
      <text:p text:style-name="P8"/>
      <text:p text:style-name="P12">I wrote a script, <text:span text:style-name="T9">convert.sh,</text:span> to convert all the ods files to csv in a copied directory structure. <text:s/>Look in “annotated csv” <text:s/><text:span text:style-name="T9">if anyone else wants to use it remember to execute “chmod 755 convert.sh” first.</text:span></text:p>
      <text:p text:style-name="P12"/>
      <text:p text:style-name="P20">Week of 7/3/17</text:p>
      <text:p text:style-name="P20"/>
      <text:p text:style-name="P21">looking into stemmers, the stemming package available through pip seems decent, <text:span text:style-name="T15">today</text:span> I'll <text:soft-page-break/>try the low-aggression lovins algorithm, however the paicehusk alg apparently has some customization options which I'll look into later. <text:s/><text:span text:style-name="T15">At least for unit detection, a full stemmer appears too aggressive, I think I should just trim off pluralizations, trying inflect package.</text:span></text:p>
      <text:p text:style-name="P20"/>
      <text:p text:style-name="P14">TODO CHANGES TO EXTRACTOR:</text:p>
      <text:p text:style-name="P15"/>
      <text:p text:style-name="P15"/>
      <text:p text:style-name="P14"/>
      <text:p text:style-name="P13">a lot of the unit-finding automation can be improved by updating or <text:span text:style-name="T12">supplementing</text:span> the contents of <text:a xlink:type="simple" xlink:href="https://raw.githubusercontent.com/tetherless-world/chear-ontology/master/code_mappings.csv">https://raw.githubusercontent.com/tetherless-world/chear-ontology/master/code_mappings.csv</text:a> found in the extractor script, <text:span text:style-name="T12">add day/month/year, some units are pluralized while others are not (stemming should fix), add partially duplicated lines for alternative abbreviations and spellings, </text:span></text:p>
      <text:p text:style-name="P17"/>
      <text:p text:style-name="P20">track <text:span text:style-name="T13">webpage </text:span>context <text:span text:style-name="T13">beyond</text:span> the domain of individual entries (divs), <text:span text:style-name="T13">if implemented cleverly this may reveal e.g. attributeof relationships.</text:span></text:p>
      <text:p text:style-name="P22"/>
      <text:p text:style-name="P19">construct patterns and match e.g. “<text:span text:style-name="T14">square inches per second</text:span>” =&gt; “<text:span text:style-name="T14">in2/s</text:span>”</text:p>
      <text:p text:style-name="P19"/>
      <text:p text:style-name="P23">implement entry-&gt;datum mapper functions</text:p>
      <text:p text:style-name="P23"/>
      <text:p text:style-name="P24">stemming function may need to differ by <text:span text:style-name="T16">column</text:span></text:p>
      <text:p text:style-name="P24"/>
      <text:p text:style-name="P27">refactor supporting evidence rules into functions o<text:span text:style-name="T20">n</text:span> a string to improve extensibility</text:p>
      <text:p text:style-name="P24"/>
      <text:p text:style-name="P13"/>
      <text:p text:style-name="P17">EXTRACTOR (experimental) CHANGELOG:</text:p>
      <text:p text:style-name="P17"/>
      <text:p text:style-name="P16">refactor sdd and codebook directory names <text:span text:style-name="T11">to variables</text:span> so I can diff the results <text:span text:style-name="T11">of new versions.</text:span></text:p>
      <text:p text:style-name="P16"/>
      <text:p text:style-name="P17">unitlabel and unitcode word matching now preserves caps – fixes several common false positives though it may now miss some hits.</text:p>
      <text:p text:style-name="P17"/>
      <text:p text:style-name="P23">defined <text:span text:style-name="T18">and implemented </text:span>unitMapper function</text:p>
      <text:p text:style-name="P23"/>
      <text:p text:style-name="P24">tokens function added and implemented</text:p>
      <text:p text:style-name="P24"/>
      <text:p text:style-name="P24">stemAll function added, full stemming is too aggressive for units so it singularizes nouns</text:p>
      <text:p text:style-name="P23"/>
      <text:p text:style-name="P25">detect “in” <text:span text:style-name="T17">before known </text:span>units <text:span text:style-name="T18">I.e. </text:span>if <text:span text:style-name="T17">the pattern “in” + &lt;unit&gt; is found </text:span></text:p>
      <text:p text:style-name="P25"/>
      <text:p text:style-name="P18">upgrade matching method to word-by-word matching with stemming, probably use a hashmap dictionary for speedup (make/find stem map?)</text:p>
      <text:p text:style-name="P18"/>
      <text:p text:style-name="P26">unit mapping now finds the uri with the most support, from occurring in the entry, and context including whether it <text:span text:style-name="T19">i</text:span>s in parentheses and if it is preceded by “<text:span text:style-name="T19">in”. <text:s/>More advanced supporting evidence rules could be cre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7-06T15:39:31.526686603</dc:date>
    <meta:editing-duration>P7DT5H30M42S</meta:editing-duration>
    <meta:editing-cycles>18</meta:editing-cycles>
    <meta:generator>LibreOffice/4.2.8.2$Linux_X86_64 LibreOffice_project/420m0$Build-2</meta:generator>
    <meta:document-statistic meta:table-count="1" meta:image-count="0" meta:object-count="0" meta:page-count="2" meta:paragraph-count="39" meta:word-count="579" meta:character-count="3822" meta:non-whitespace-character-count="3267"/>
  </office:meta>
</office:document-meta>
</file>